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09d2d" officeooo:paragraph-rsid="00109d2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bold" officeooo:rsid="00109d2d" officeooo:paragraph-rsid="00109d2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bold" officeooo:rsid="0013761d" officeooo:paragraph-rsid="0013761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bold" officeooo:rsid="00194eb8" officeooo:paragraph-rsid="00194eb8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bold" officeooo:rsid="00194eb8" officeooo:paragraph-rsid="00194eb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9d2d" officeooo:paragraph-rsid="00109d2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194eb8"/>
    </style:style>
    <style:style style:name="P8" style:family="paragraph" style:parent-style-name="Standard">
      <style:paragraph-properties fo:text-align="start" style:justify-single-word="false"/>
      <style:text-properties officeooo:rsid="0013761d" officeooo:paragraph-rsid="0013761d"/>
    </style:style>
    <style:style style:name="P9" style:family="paragraph" style:parent-style-name="Standard">
      <style:paragraph-properties fo:text-align="start" style:justify-single-word="false"/>
      <style:text-properties officeooo:rsid="0014565f" officeooo:paragraph-rsid="0014565f"/>
    </style:style>
    <style:style style:name="P10" style:family="paragraph" style:parent-style-name="Standard">
      <style:paragraph-properties fo:text-align="start" style:justify-single-word="false"/>
      <style:text-properties officeooo:rsid="00159eb2" officeooo:paragraph-rsid="00159eb2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3761d" officeooo:paragraph-rsid="0013761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94eb8" officeooo:paragraph-rsid="00194eb8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rsid="0019a26c" officeooo:paragraph-rsid="0019a26c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761d" officeooo:paragraph-rsid="00109d2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761d" officeooo:paragraph-rsid="0013761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565f" officeooo:paragraph-rsid="0013761d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565f" officeooo:paragraph-rsid="0014565f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9eb2" officeooo:paragraph-rsid="0014565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9eb2" officeooo:paragraph-rsid="00159eb2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a26c" officeooo:paragraph-rsid="00194eb8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a26c" officeooo:paragraph-rsid="0019a26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4b3e" officeooo:paragraph-rsid="0019a26c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4b3e" officeooo:paragraph-rsid="001a4b3e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bold" officeooo:rsid="0014565f" officeooo:paragraph-rsid="0014565f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bold" officeooo:rsid="00159eb2" officeooo:paragraph-rsid="00159eb2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bold" officeooo:rsid="0019a26c" officeooo:paragraph-rsid="0019a26c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bold" officeooo:rsid="001a4b3e" officeooo:paragraph-rsid="001a4b3e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officeooo:paragraph-rsid="00109d2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617b" style:font-weight-asian="normal" style:font-weight-complex="normal"/>
    </style:style>
    <style:style style:name="T3" style:family="text">
      <style:text-properties fo:font-weight="normal" officeooo:rsid="0013761d" style:font-weight-asian="normal" style:font-weight-complex="normal"/>
    </style:style>
    <style:style style:name="T4" style:family="text">
      <style:text-properties fo:font-weight="normal" officeooo:rsid="001b221b" style:font-weight-asian="normal" style:font-weight-complex="normal"/>
    </style:style>
    <style:style style:name="T5" style:family="text">
      <style:text-properties fo:language="es" fo:country="ES"/>
    </style:style>
    <style:style style:name="T6" style:family="text">
      <style:text-properties fo:language="es" fo:country="ES" fo:font-weight="normal" style:font-weight-asian="normal" style:font-weight-complex="normal"/>
    </style:style>
    <style:style style:name="T7" style:family="text">
      <style:text-properties fo:language="es" fo:country="AR" fo:font-weight="normal" style:font-weight-asian="normal" style:font-weight-complex="normal"/>
    </style:style>
    <style:style style:name="T8" style:family="text">
      <style:text-properties officeooo:rsid="0013761d"/>
    </style:style>
    <style:style style:name="T9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13761d" style:font-size-asian="10.5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14565f" style:font-size-asian="10.5pt" style:font-weight-asian="normal" style:font-size-complex="12pt" style:font-weight-complex="normal"/>
    </style:style>
    <style:style style:name="T12" style:family="text">
      <style:text-properties fo:font-size="12pt" style:text-underline-style="none" fo:font-weight="normal" officeooo:rsid="00159eb2" style:font-size-asian="10.5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officeooo:rsid="00177d15" style:font-size-asian="10.5pt" style:font-weight-asian="normal" style:font-size-complex="12pt" style:font-weight-complex="normal"/>
    </style:style>
    <style:style style:name="T14" style:family="text">
      <style:text-properties fo:font-size="12pt" style:text-underline-style="none" fo:font-weight="normal" officeooo:rsid="00194eb8" style:font-size-asian="10.5pt" style:font-weight-asian="normal" style:font-size-complex="12pt" style:font-weight-complex="normal"/>
    </style:style>
    <style:style style:name="T15" style:family="text">
      <style:text-properties fo:font-size="12pt" style:text-underline-style="none" fo:font-weight="normal" officeooo:rsid="0019a26c" style:font-size-asian="10.5pt" style:font-weight-asian="normal" style:font-size-complex="12pt" style:font-weight-complex="normal"/>
    </style:style>
    <style:style style:name="T16" style:family="text">
      <style:text-properties fo:font-size="12pt" style:text-underline-style="none" fo:font-weight="normal" officeooo:rsid="001a4b3e" style:font-size-asian="10.5pt" style:font-weight-asian="normal" style:font-size-complex="12pt" style:font-weight-complex="normal"/>
    </style:style>
    <style:style style:name="T17" style:family="text">
      <style:text-properties fo:font-size="12pt" style:text-underline-style="none" fo:font-weight="normal" officeooo:rsid="00109d2d" style:font-size-asian="10.5pt" style:font-weight-asian="normal" style:font-size-complex="12pt" style:font-weight-complex="normal"/>
    </style:style>
    <style:style style:name="T18" style:family="text">
      <style:text-properties fo:font-size="12pt" style:text-underline-style="none" fo:font-weight="normal" officeooo:rsid="0012617b" style:font-size-asian="10.5pt" style:font-weight-asian="normal" style:font-size-complex="12pt" style:font-weight-complex="normal"/>
    </style:style>
    <style:style style:name="T19" style:family="text">
      <style:text-properties fo:font-size="12pt" style:text-underline-style="none" fo:font-weight="normal" officeooo:rsid="001b221b" style:font-size-asian="10.5pt" style:font-weight-asian="normal" style:font-size-complex="12pt" style:font-weight-complex="normal"/>
    </style:style>
    <style:style style:name="T20" style:family="text">
      <style:text-properties fo:font-size="12pt" style:text-underline-style="none" style:font-size-asian="10.5pt" style:font-size-complex="12pt"/>
    </style:style>
    <style:style style:name="T21" style:family="text">
      <style:text-properties fo:font-size="12pt" style:text-underline-style="none" officeooo:rsid="0014565f" style:font-size-asian="10.5pt" style:font-size-complex="12pt"/>
    </style:style>
    <style:style style:name="T22" style:family="text">
      <style:text-properties fo:font-size="12pt" style:text-underline-style="none" officeooo:rsid="0013761d" style:font-size-asian="10.5pt" style:font-size-complex="12pt"/>
    </style:style>
    <style:style style:name="T23" style:family="text">
      <style:text-properties fo:font-size="12pt" style:text-underline-style="none" officeooo:rsid="00159eb2" style:font-size-asian="10.5pt" style:font-size-complex="12pt"/>
    </style:style>
    <style:style style:name="T24" style:family="text">
      <style:text-properties officeooo:rsid="001b22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Trabajo</text:span> <text:span text:style-name="T5">de</text:span> investigacion para ED01</text:p>
      <text:p text:style-name="P1"/>
      <text:p text:style-name="P1"/>
      <text:p text:style-name="P5">PRACTICA SCRUM</text:p>
      <text:p text:style-name="P5"/>
      <text:p text:style-name="P2">1. ¿Que es SCRUM?</text:p>
      <text:p text:style-name="P2"><text:tab/><text:span text:style-name="T1">SCRUM es </text:span><text:span text:style-name="T7">un</text:span><text:span text:style-name="T1"> </text:span><text:span text:style-name="T6">sistema</text:span><text:span text:style-name="T1"> </text:span><text:span text:style-name="T6">de</text:span><text:span text:style-name="T1"> trabajo que permite la colaboraci</text:span><text:span text:style-name="T4">ó</text:span><text:span text:style-name="T1">n entre equipos.</text:span></text:p>
      <text:p text:style-name="P6"/>
      <text:p text:style-name="P2">2. Caracteristicas de SCRUM</text:p>
      <text:p text:style-name="P28"><text:span text:style-name="T17"><text:tab/></text:span><text:span text:style-name="T18">SCRUM se basa en el aprendizaje continuo y en la adaptaci</text:span><text:span text:style-name="T19">ó</text:span><text:span text:style-name="T18">n a los cambios que puedan surgir durante un proyecto. Para ello utilizamos </text:span><text:span text:style-name="T10">un conjunto de reuniones, herramientas y funciones que trabajan de forma c</text:span><text:span text:style-name="T19">onjunta</text:span><text:span text:style-name="T10"> para coordinar y estructurar el trabajo.</text:span></text:p>
      <text:p text:style-name="P14"/>
      <text:p text:style-name="P4"><text:span text:style-name="T8">C</text:span>ICLO SCRUM</text:p>
      <text:p text:style-name="P14"/>
      <text:p text:style-name="P3">3. ¿Que es un Sprint?¿Cuanto dura?</text:p>
      <text:p text:style-name="P15"><text:tab/>Un sprint es un periodo de tiempo breve fijo en el que un equipo de Scrum trabaja para completar una cantidad de trabajo establecida. La duracion se establece <text:span text:style-name="T24">entre 1 y 4 </text:span>semanas.</text:p>
      <text:p text:style-name="P15"/>
      <text:p text:style-name="P12"><text:span text:style-name="T22">A</text:span><text:span text:style-name="T20">RTEFACTOS</text:span></text:p>
      <text:p text:style-name="P15"/>
      <text:p text:style-name="P11"><text:span text:style-name="T20">4. ¿Que es el </text:span><text:span text:style-name="T21">P</text:span><text:span text:style-name="T20">roduct Backlog?</text:span></text:p>
      <text:p text:style-name="P8"><text:span text:style-name="T9"><text:tab/></text:span><text:span text:style-name="T11">Es la lista de trabajo maestra que se tiene que realizar. Es una lista din</text:span><text:span text:style-name="T19">á</text:span><text:span text:style-name="T11">mica de funciones, requisitos, mejoras y correcciones que el propietario del producto revisa.</text:span></text:p>
      <text:p text:style-name="P16"/>
      <text:p text:style-name="P24">5. ¿Que es el Sprint Backlog?</text:p>
      <text:p text:style-name="P17"><text:tab/>Es la lista de elementos o resoluci<text:span text:style-name="T24">ó</text:span>n de errores que se van a trabajar durante el sprint actual.</text:p>
      <text:p text:style-name="P17"/>
      <text:p text:style-name="P24">6. <text:s/>¿Que es un Daily scrum meeting?</text:p>
      <text:p text:style-name="P9"><text:span text:style-name="T9"><text:tab/>Es una reuni</text:span><text:span text:style-name="T19">ó</text:span><text:span text:style-name="T9">n diaria organizada por el Scrum Master, que no debe durar más de 15 minutos, </text:span><text:span text:style-name="T12">para el seguimiento del cumplimiento del objetivo del spring.</text:span></text:p>
      <text:p text:style-name="P18"/>
      <text:p text:style-name="P12"><text:span text:style-name="T23">E</text:span><text:span text:style-name="T20">QUIPO</text:span></text:p>
      <text:p text:style-name="P18"/>
      <text:p text:style-name="P25">7. ¿Cuantas personas componen un equipo?</text:p>
      <text:p text:style-name="P19"><text:tab/>El equipo está formado por entre 3 y 9 personas y se encarga de desarrollar el producto y autogestionarse para conseguir entregar un incremento de software al final del spring.</text:p>
      <text:p text:style-name="P19"/>
      <text:p text:style-name="P25">8. ¿Quien es el product owner?</text:p>
      <text:p text:style-name="P10"><text:span text:style-name="T9"><text:tab/></text:span><text:span text:style-name="T13">Es el encargado de optimizar y maximizar el valor del producto. En cada sprint, debe maracar el objetivo acordado con el equipo de desarrollo y hace que el producto vaya aumentando su valor.</text:span><text:span text:style-name="T9"> </text:span></text:p>
      <text:p text:style-name="P15"><text:tab/></text:p>
      <text:p text:style-name="P4">9. ¿Quien es el Scrum Master?</text:p>
      <text:p text:style-name="P7"><text:span text:style-name="T14"><text:tab/>Se encarga de gestionar y asegurar que el proceso scrum se lleva a cabo correctamente. También se encarga de eliminar impedimentos </text:span><text:span text:style-name="T15">a la hora de añadir valor al producto.</text:span></text:p>
      <text:p text:style-name="P20"/>
      <text:p text:style-name="P20"/>
      <text:p text:style-name="P26">MEETINGS</text:p>
      <text:p text:style-name="P21"><text:soft-page-break/></text:p>
      <text:p text:style-name="P26">10. ¿Que es el sprint planning meeting?</text:p>
      <text:p text:style-name="P21"><text:tab/>Es el evento que inicia el sprint. En él se define lo que se puede entregar y como se conseguirá ese trabajo. Es una reuni<text:span text:style-name="T24">ó</text:span>n en la que participa todo el equipo de scrum.</text:p>
      <text:p text:style-name="P21"/>
      <text:p text:style-name="P26">11. ¿Que es el sprint review?</text:p>
      <text:p text:style-name="P13"><text:span text:style-name="T9"><text:tab/>Es una reunion organizada por el Product Owner al finalizar el Sprint </text:span><text:span text:style-name="T16">para inspeccionar el incremento y adaptar el product Backlog. La duración es proporcional a la duración del Sprint y como máximo será de 4 horas.</text:span></text:p>
      <text:p text:style-name="P22"/>
      <text:p text:style-name="P27">12. ¿Que es el sprint retrospective?</text:p>
      <text:p text:style-name="P23"><text:tab/>Es una reuni<text:span text:style-name="T24">ó</text:span>n en la que se analizan los problemas y posibles mejoras que se han detectado en el último Spring. Sirve para mejorar la aplicaci<text:span text:style-name="T24">ó</text:span>n de scrum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0.2.2$Linux_X86_64 LibreOffice_project/00$Build-2</meta:generator>
    <meta:editing-cycles>0</meta:editing-cycles>
    <meta:editing-duration>P0D</meta:editing-duration>
    <meta:document-statistic meta:table-count="0" meta:image-count="0" meta:object-count="0" meta:page-count="2" meta:paragraph-count="31" meta:word-count="430" meta:character-count="2469" meta:non-whitespace-character-count="2054"/>
  </office:meta>
</office:document-meta>
</file>